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 Nazanin" svg:font-family="'B Nazanin'" style:font-pitch="variable"/>
    <style:font-face style:name="FreeSerif" svg:font-family="FreeSerif" style:font-family-generic="roman"/>
    <style:font-face style:name="FreeSerif1" svg:font-family="FreeSerif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Elbasan" svg:font-family="'Noto Sans Elbasan'" style:font-family-generic="swiss" style:font-pitch="variable"/>
  </office:font-face-decls>
  <office:automatic-styles>
    <style:style style:name="P1" style:family="paragraph" style:parent-style-name="Standard">
      <style:paragraph-properties fo:text-align="end" style:justify-single-word="false" style:writing-mode="rl-tb"/>
      <style:text-properties style:font-name="B Nazanin" officeooo:rsid="001d60d2" officeooo:paragraph-rsid="001d60d2" style:font-name-complex="B Nazanin"/>
    </style:style>
    <style:style style:name="P2" style:family="paragraph" style:parent-style-name="Standard">
      <style:paragraph-properties fo:text-align="end" style:justify-single-word="false" style:writing-mode="rl-tb"/>
      <style:text-properties style:font-name="B Nazanin" officeooo:rsid="001d80c4" officeooo:paragraph-rsid="001d80c4" style:font-name-complex="B Nazanin"/>
    </style:style>
    <style:style style:name="P3" style:family="paragraph" style:parent-style-name="Standard">
      <style:paragraph-properties fo:text-align="end" style:justify-single-word="false" style:writing-mode="rl-tb"/>
      <style:text-properties style:font-name="B Nazanin" officeooo:rsid="001e4262" officeooo:paragraph-rsid="001f627a" style:font-name-complex="B Nazanin"/>
    </style:style>
    <style:style style:name="P4" style:family="paragraph" style:parent-style-name="Standard">
      <style:paragraph-properties fo:text-align="end" style:justify-single-word="false" style:writing-mode="rl-tb"/>
      <style:text-properties style:font-name="B Nazanin" officeooo:rsid="00205740" officeooo:paragraph-rsid="00205740" style:font-name-complex="B Nazanin"/>
    </style:style>
    <style:style style:name="P5" style:family="paragraph" style:parent-style-name="Standard">
      <style:paragraph-properties fo:text-align="end" style:justify-single-word="false" style:writing-mode="rl-tb"/>
      <style:text-properties style:font-name="B Nazanin" officeooo:rsid="00216d87" officeooo:paragraph-rsid="00216d87" style:font-name-complex="B Nazanin"/>
    </style:style>
    <style:style style:name="P6" style:family="paragraph" style:parent-style-name="Standard">
      <style:paragraph-properties fo:text-align="end" style:justify-single-word="false" style:writing-mode="rl-tb"/>
      <style:text-properties style:font-name="B Nazanin" officeooo:rsid="00232d22" officeooo:paragraph-rsid="00232d22" style:font-name-complex="B Nazanin"/>
    </style:style>
    <style:style style:name="P7" style:family="paragraph" style:parent-style-name="Standard">
      <style:paragraph-properties fo:text-align="end" style:justify-single-word="false" style:writing-mode="rl-tb"/>
      <style:text-properties style:font-name="B Nazanin" officeooo:rsid="0023906d" officeooo:paragraph-rsid="0023906d" style:font-name-complex="B Nazanin"/>
    </style:style>
    <style:style style:name="T1" style:family="text">
      <style:text-properties officeooo:rsid="001d60d2"/>
    </style:style>
    <style:style style:name="T2" style:family="text">
      <style:text-properties officeooo:rsid="001e4262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e4262" style:font-weight-asian="normal" style:font-weight-complex="normal"/>
    </style:style>
    <style:style style:name="T5" style:family="text">
      <style:text-properties fo:font-weight="normal" officeooo:rsid="001f627a" style:font-weight-asian="normal" style:font-weight-complex="normal"/>
    </style:style>
    <style:style style:name="T6" style:family="text">
      <style:text-properties fo:font-weight="normal" officeooo:rsid="001d60d2" style:font-weight-asian="normal" style:font-weight-complex="normal"/>
    </style:style>
    <style:style style:name="T7" style:family="text">
      <style:text-properties fo:font-weight="normal" officeooo:rsid="00216d87" style:font-weight-asian="normal" style:font-weight-complex="normal"/>
    </style:style>
    <style:style style:name="T8" style:family="text">
      <style:text-properties fo:font-weight="normal" officeooo:rsid="0023906d" style:font-weight-asian="normal" style:font-weight-complex="normal"/>
    </style:style>
    <style:style style:name="T9" style:family="text">
      <style:text-properties style:text-underline-style="solid" style:text-underline-width="auto" style:text-underline-color="font-color" fo:font-weight="bold" officeooo:rsid="001e4262" style:font-weight-asian="bold" style:font-weight-complex="bold"/>
    </style:style>
    <style:style style:name="T10" style:family="text">
      <style:text-properties style:font-name="Noto Sans Elbasan" fo:font-weight="normal" style:font-weight-asian="normal" style:font-weight-complex="normal"/>
    </style:style>
    <style:style style:name="T11" style:family="text">
      <style:text-properties style:font-name="Noto Sans Elbasan" fo:font-weight="normal" officeooo:rsid="00216d87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دارای ـــــ عنصر، ـــــ دوره ( تناوب )، و ـــــ گروه، دارای ۵ دسته ـــــ ، ـــــ ، ـــــ و ـــــ</text:p>
      <text:p text:style-name="P1">تعداد عناصر: دسته <text:s/>ـــــ ، ـــــ عنصر، دسته ـــــ ، ـــــ عنصر، دسته ـــــ ، ـــــ عنصر و دسته ـــــ ، ـــــ عنصر</text:p>
      <text:p text:style-name="P2">روند‌های تناوبی</text:p>
      <text:p text:style-name="P2">روند‌هایی هستند که در «کمیت‌های» وابسته به اتم در جدول دیده می‌شود. یعنی: «تغییرات» مشخصی که این کمیت‌ها در یک <text:span text:style-name="T1">ـــــ </text:span>( <text:span text:style-name="T1">ـــــ </text:span>) دارند، که در تناوب‌های دیگر، عینا/کمابیش تکرار می‌شوند. روند‌های تناوبی مطرح شده در کتاب درسی:</text:p>
      <text:p text:style-name="P2">۱: شعاع اتمی</text:p>
      <text:p text:style-name="P2">۲: واکنش‌پذیری: آ) خاصیت فلزی ب) خاصیت نافلزی</text:p>
      <text:p text:style-name="P2"/>
      <text:p text:style-name="P2">برای یافتن نحوه تغییرات روند‌های تناوبی، کافی است <text:span text:style-name="T2">اثر </text:span><text:span text:style-name="T9">هسته</text:span><text:span text:style-name="T4"> را بر </text:span><text:span text:style-name="T9">لایه الکترونی بیرونی</text:span><text:span text:style-name="T4"> بررسی کنیم.</text:span></text:p>
      <text:p text:style-name="P3"><text:span text:style-name="T3">الف) در هر </text:span><text:span text:style-name="T5">تناوب از چپ به راست، اثر هسته بر لایه الکترونی بیرونی، </text:span><text:span text:style-name="T6">ـــــ </text:span><text:span text:style-name="T5">می‌شود.</text:span></text:p>
      <text:p text:style-name="P4"><text:span text:style-name="T6">د</text:span><text:span text:style-name="T3">لیل: تعداد لایه الکترونی در عنصر‌های یک تناوب </text:span><text:span text:style-name="T6">ـــــ </text:span><text:span text:style-name="T3">است و اثر هسته از چپ به راست، </text:span><text:span text:style-name="T6">ـــــ </text:span><text:span text:style-name="T3">می‌یابد.</text:span></text:p>
      <text:p text:style-name="P4"><text:span text:style-name="T3">ب) در هر گروه از بالا به پایین، اثر هسته بر لایه الکترونی بیرونی، </text:span><text:span text:style-name="T6">ـــــ </text:span><text:span text:style-name="T3">می‌شود.</text:span></text:p>
      <text:p text:style-name="P4"><text:span text:style-name="T3">دلیل: تعداد لایه‌های الکترونی در عنصر‌های یک گروه، از بالا به پایین، </text:span><text:span text:style-name="T6">ـــــ </text:span><text:span text:style-name="T3">می‌شود اما فاصله هسته تا لایه بیرونی </text:span><text:span text:style-name="T6">ـــــ </text:span><text:span text:style-name="T3">می‌یابد.</text:span></text:p>
      <text:p text:style-name="P4"><text:span text:style-name="T3">( اثر </text:span><text:span text:style-name="T6">ـــــ </text:span><text:span text:style-name="T3">از اثر </text:span><text:span text:style-name="T6">ـــــ </text:span><text:span text:style-name="T3">مهم‌تر است. (</text:span><text:span text:style-name="T7">طبق قانون کولن </text:span><text:span text:style-name="T11">f=kqq’/r^2</text:span><text:span text:style-name="T7">) )</text:span></text:p>
      <text:p text:style-name="P5"><text:span text:style-name="T3">تمرین: روند تغییرات را در مورد سه روند تناوبی ذکر شده در کتاب در طرح‌های روبه‌رو مشخص نمایید:</text:span></text:p>
      <text:p text:style-name="P5"><text:span text:style-name="T3"/></text:p>
      <text:p text:style-name="P6"><text:span text:style-name="T3">مطابق مدل «کوانتومی»، اتم را مانند </text:span><text:span text:style-name="T6">ـــــ </text:span><text:span text:style-name="T3">در نظر می‌گیرند که در الکترون‌ها پیرامون هسته و در </text:span><text:span text:style-name="T6">ـــــ </text:span><text:span text:style-name="T3">الکترونی، در حال حرکت‌اند. برای هر اتم، می‌توان «شعاعی» در نظر گرفت.</text:span></text:p>
      <text:p text:style-name="P6"><text:span text:style-name="T3">هر چه شعاع اتم بزرگ‌تر باشد، اندازه آن بزرگ‌تر است.</text:span></text:p>
      <text:p text:style-name="P6"><text:span text:style-name="T8"/></text:p>
      <text:p text:style-name="P7"><text:span text:style-name="T3">روند تغییرات شعاع اتمی</text:span></text:p>
      <text:p text:style-name="P7"><text:span text:style-name="T3"/></text:p>
      <text:p text:style-name="P7"><text:span text:style-name="T3">درگروه: از بالا به پایین <text:s/></text:span><text:span text:style-name="T6">ـــــ </text:span><text:span text:style-name="T3">می‌شود. دلیل: افزایش تعداد <text:s/></text:span><text:span text:style-name="T6">ـــــ </text:span><text:span text:style-name="T3">( جداول ص ۱۲ و ۱۳ )</text:span></text:p>
      <text:p text:style-name="P7"><text:span text:style-name="T3">در هر گروه از بالا به پایین، تعداد <text:s/></text:span><text:span text:style-name="T6">ـــــ </text:span><text:span text:style-name="T3">بیشتر می‌شود ← که خود به تنهایی باید شعاع را <text:s/></text:span><text:span text:style-name="T6">ـــــ </text:span><text:span text:style-name="T3">دهد.</text:span></text:p>
      <text:p text:style-name="P7"><text:span text:style-name="T3">در هر گروه از بالا به پایین، تعداد <text:s/></text:span><text:span text:style-name="T6">ـــــ </text:span><text:span text:style-name="T3">بیشتر می‌شود ← که خود به تنهایی باید شعاع را <text:s/></text:span><text:span text:style-name="T6">ـــــ </text:span><text:span text:style-name="T3">دهد.</text:span></text:p>
      <text:p text:style-name="P7"><text:span text:style-name="T3">در نهایت، در هر گروه از بالا به پایین، شعاع <text:s/></text:span><text:span text:style-name="T6">ـــــ </text:span><text:span text:style-name="T3">می‌یابد؛ نتیجه: اثر «تعداد لایه» از اثر «قدرت هسته» <text:s/></text:span><text:span text:style-name="T6">ـــــ .</text:span></text:p>
      <text:p text:style-name="P7"><text:span text:style-name="T6">( </text:span><text:span text:style-name="T3">دلیل: طبق قانون کولن: </text:span><text:span text:style-name="T10">f=kqq’/r^2</text:span><text:span text:style-name="T3"> نیروی جاذبه هسته بر الکترون‌ها، با <text:s/></text:span><text:span text:style-name="T6">ـــــ </text:span><text:span text:style-name="T3">فاصله بستگی دارد اما با بار رابطه درجه <text:s/></text:span><text:span text:style-name="T6">ـــــ </text:span><text:span text:style-name="T3">دارد. )</text:span></text:p>
      <text:p text:style-name="P7"><text:span text:style-name="T3"/></text:p>
      <text:p text:style-name="P7"><text:span text:style-name="T3">در تناوب: 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 Nazanin" svg:font-family="'B Nazanin'" style:font-pitch="variable"/>
    <style:font-face style:name="FreeSerif" svg:font-family="FreeSerif" style:font-family-generic="roman"/>
    <style:font-face style:name="FreeSerif1" svg:font-family="FreeSerif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Elbasan" svg:font-family="'Noto Sans Elbasan'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" style:font-size-asian="10.5pt" style:language-asian="zh" style:country-asian="CN" style:font-name-complex="FreeSerif1" style:font-size-complex="12pt" style:language-complex="fa" style:country-complex="IR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erif1" style:font-size-complex="12pt" style:language-complex="fa" style:country-complex="IR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erif1" style:font-family-complex="FreeSerif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erif" style:font-family-complex="FreeSerif" style:font-family-generic-complex="roman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erif" style:font-family-complex="FreeSerif" style:font-family-generic-complex="roman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erif" style:font-family-complex="FreeSerif" style:font-family-generic-complex="roman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04T16:53:24.957051871</meta:creation-date>
    <dc:date>2023-08-04T17:14:28.536673381</dc:date>
    <meta:editing-duration>PT21M2S</meta:editing-duration>
    <meta:editing-cycles>8</meta:editing-cycles>
    <meta:generator>LibreOffice/7.4.7.2$Linux_X86_64 LibreOffice_project/40$Build-2</meta:generator>
    <meta:document-statistic meta:table-count="0" meta:image-count="0" meta:object-count="0" meta:page-count="1" meta:paragraph-count="22" meta:word-count="369" meta:character-count="1878" meta:non-whitespace-character-count="1519"/>
  </office:meta>
</office:document-meta>
</file>